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language="el" fo:country="GR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  <style:style style:name="T3" style:family="text">
      <style:text-properties style:text-outline="false" style:text-line-through-style="none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Lucida Sans" fo:font-size="12pt" fo:font-style="normal" fo:text-shadow="none" style:text-underline-style="none" fo:font-weight="bold" style:font-name-asian="Lucida Sans" style:font-size-asian="12pt" style:font-style-asian="normal" style:font-weight-asian="bold" style:font-name-complex="Lucida Sans" style:font-size-complex="12pt" style:font-style-complex="normal" style:font-weight-complex="bold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Lucida Sans" fo:font-size="12pt" fo:language="el" fo:country="GR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Lucida Sans" fo:font-size="12pt" fo:language="en" fo:country="US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T8" style:family="text">
      <style:text-properties style:text-outline="false" style:text-line-through-style="none" fo:font-size="12pt" fo:font-style="normal" fo:text-shadow="none" style:text-underline-style="none" fo:font-weight="bold" style:font-name-asian="Lucida Sans" style:font-size-asian="12pt" style:font-style-asian="normal" style:font-weight-asian="bold" style:font-name-complex="Lucida Sans" style:font-size-complex="12pt" style:font-style-complex="normal" style:font-weight-complex="bold" style:text-emphasize="none" style:text-overline-style="none" style:text-overline-color="font-color"/>
    </style:style>
    <style:style style:name="T9" style:family="text">
      <style:text-properties style:text-outline="false" style:text-line-through-style="none" fo:font-size="12pt" fo:language="el" fo:country="GR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text-outline="false" style:text-line-through-style="none" fo:font-size="12pt" fo:language="en" fo:country="US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Elementary my deaf watchon</text:p>
      <text:p text:style-name="P1"/>
      <text:p text:style-name="P2"><text:s/>Μετά από συζήτηση θέσαμε σαν στόχο την βελτίωση της καθημερινότητας στο οικοτροφείο κωφών και βαρυκόων Πανοράματος , τη βελτίωση της επικοινωνίας με τους επιμελητές και την αμεσότερη μετάδοση πληροφορίας. Οι ίδιοι οι κωφοί αναγνώρισαν την δυσκολία επικοινωνίας στις περιπτώσεις μή οπτικής επαφής και πρότειναν ως συσκευή ειδοποίησης το <text:span text:style-name="T1">smartwatch.</text:span>Θα κατασκευάσουμε ένα <text:span text:style-name="T1">smartwatch </text:span>και στην συνέχεια θα το προγραμματίσουμε έτσι ώστε να μας ενημερώνει σε συνεργασία με το <text:span text:style-name="T1">smartphone </text:span>μας για κινδύνους στο περιβάλλον αλλά και για ειδοποιήσεις από τους οικείους μας.</text:p>
      <text:p text:style-name="P1"><text:span text:style-name="T2"><text:s/>Το </text:span><text:span text:style-name="T1">hardware </text:span><text:span text:style-name="T2">που θα χρησιμοποιήσουμε</text:span><text:span text:style-name="T1"> </text:span><text:span text:style-name="T2">είναι το </text:span><text:span text:style-name="T7">tinyscreen-</text:span><text:span text:style-name="T8">smart-watch-kit </text:span><text:span text:style-name="T9">ενώ το λογισμικο που θα χρησιμοποιήσουμε είναι το </text:span><text:span text:style-name="T10">Scratch4Arduino </text:span><text:span text:style-name="T9">και το </text:span><text:span text:style-name="T10">IDE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ne  two</meta:initial-creator>
    <meta:creation-date>2018-12-15T20:22:24.01</meta:creation-date>
    <dc:date>2018-12-15T20:38:32.29</dc:date>
    <dc:creator>one  two</dc:creator>
    <meta:editing-duration>PT12M7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3" meta:word-count="105" meta:character-count="740"/>
  </office:meta>
</office:document-meta>
</file>